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Symbol"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List_20_Paragraph" style:list-style-name="WWNum1">
      <style:paragraph-properties fo:margin-top="0cm" fo:margin-bottom="0cm" style:contextual-spacing="true" fo:line-height="100%" fo:text-align="justify" style:justify-single-word="false">
        <style:tab-stops>
          <style:tab-stop style:position="4.71cm"/>
        </style:tab-stops>
      </style:paragraph-properties>
    </style:style>
    <style:style style:name="P2" style:family="paragraph" style:parent-style-name="List_20_Paragraph" style:list-style-name="WWNum4">
      <style:paragraph-properties fo:margin-top="0cm" fo:margin-bottom="0cm" style:contextual-spacing="true" fo:line-height="100%" fo:text-align="justify" style:justify-single-word="false">
        <style:tab-stops>
          <style:tab-stop style:position="4.71cm"/>
        </style:tab-stops>
      </style:paragraph-properties>
    </style:style>
    <style:style style:name="P3" style:family="paragraph" style:parent-style-name="List_20_Paragraph" style:list-style-name="WWNum1">
      <style:paragraph-properties fo:margin-left="0cm" fo:margin-top="0cm" fo:margin-bottom="0cm" style:contextual-spacing="true" fo:line-height="100%" fo:text-align="justify" style:justify-single-word="false" fo:text-indent="0.635cm" style:auto-text-indent="false">
        <style:tab-stops>
          <style:tab-stop style:position="1.251cm"/>
        </style:tab-stops>
      </style:paragraph-properties>
    </style:style>
    <style:style style:name="P4" style:family="paragraph" style:parent-style-name="List_20_Paragraph">
      <style:paragraph-properties fo:margin-left="0cm" fo:margin-top="0cm" fo:margin-bottom="0cm" style:contextual-spacing="true" fo:line-height="100%" fo:text-align="justify" style:justify-single-word="false">
        <style:tab-stops>
          <style:tab-stop style:position="1cm"/>
        </style:tab-stops>
      </style:paragraph-properties>
    </style:style>
    <style:style style:name="P5" style:family="paragraph" style:parent-style-name="Standard">
      <style:paragraph-properties fo:margin-top="0cm" fo:margin-bottom="0cm" style:contextual-spacing="false" fo:line-height="100%" fo:text-align="center" style:justify-single-word="false"/>
    </style:style>
    <style:style style:name="P6" style:family="paragraph" style:parent-style-name="Standard">
      <style:paragraph-properties fo:margin-top="0cm" fo:margin-bottom="0cm" style:contextual-spacing="false" fo:line-height="100%" fo:text-align="center" style:justify-single-word="false">
        <style:tab-stops>
          <style:tab-stop style:position="4.71cm"/>
        </style:tab-stops>
      </style:paragraph-properties>
    </style:style>
    <style:style style:name="P7" style:family="paragraph" style:parent-style-name="Standard">
      <style:paragraph-properties fo:margin-top="0cm" fo:margin-bottom="0cm" style:contextual-spacing="false" fo:line-height="100%" fo:text-align="justify" style:justify-single-word="false" fo:text-indent="1cm" style:auto-text-indent="false">
        <style:tab-stops>
          <style:tab-stop style:position="4.71cm"/>
        </style:tab-stops>
      </style:paragraph-properties>
    </style:style>
    <style:style style:name="P8" style:family="paragraph" style:parent-style-name="Standard">
      <style:paragraph-properties fo:margin-top="0cm" fo:margin-bottom="0cm" style:contextual-spacing="false" fo:line-height="100%" fo:text-align="justify" style:justify-single-word="false">
        <style:tab-stops>
          <style:tab-stop style:position="4.71cm"/>
        </style:tab-stops>
      </style:paragraph-properties>
    </style:style>
    <style:style style:name="P9" style:family="paragraph" style:parent-style-name="Standard">
      <style:paragraph-properties fo:margin-top="0cm" fo:margin-bottom="0cm" style:contextual-spacing="false" fo:line-height="100%" fo:text-align="center" style:justify-single-word="false">
        <style:tab-stops>
          <style:tab-stop style:position="4.71cm"/>
        </style:tab-stops>
      </style:paragraph-properties>
      <style:text-properties style:font-name="Times New Roman" fo:font-size="14pt" fo:language="uk" fo:country="UA" style:font-size-asian="14pt" style:font-name-complex="Times New Roman1" style:font-size-complex="14pt"/>
    </style:style>
    <style:style style:name="P10" style:family="paragraph" style:parent-style-name="Standard">
      <style:paragraph-properties fo:margin-top="0cm" fo:margin-bottom="0cm" style:contextual-spacing="false" fo:line-height="100%" fo:text-align="justify" style:justify-single-word="false">
        <style:tab-stops>
          <style:tab-stop style:position="4.71cm"/>
        </style:tab-stops>
      </style:paragraph-properties>
      <style:text-properties style:font-name="Times New Roman" fo:font-size="14pt" fo:language="uk" fo:country="UA" style:font-size-asian="14pt" style:font-name-complex="Times New Roman1" style:font-size-complex="14pt"/>
    </style:style>
    <style:style style:name="P11" style:family="paragraph" style:parent-style-name="Standard">
      <style:paragraph-properties fo:margin-top="0cm" fo:margin-bottom="0cm" style:contextual-spacing="false" fo:line-height="100%" fo:text-align="justify" style:justify-single-word="false" fo:text-indent="1cm" style:auto-text-indent="false">
        <style:tab-stops>
          <style:tab-stop style:position="4.71cm"/>
        </style:tab-stops>
      </style:paragraph-properties>
      <style:text-properties style:font-name="Times New Roman" fo:font-size="14pt" fo:language="uk" fo:country="UA" style:font-size-asian="14pt" style:font-name-complex="Times New Roman1" style:font-size-complex="14pt"/>
    </style:style>
    <style:style style:name="T1" style:family="text">
      <style:text-properties style:font-name="Times New Roman" fo:font-size="14pt" fo:font-weight="bold" style:font-name-asian="Calibri1" style:font-size-asian="14pt" style:font-weight-asian="bold" style:font-name-complex="Times New Roman1" style:font-size-complex="14pt"/>
    </style:style>
    <style:style style:name="T2" style:family="text">
      <style:text-properties style:font-name="Times New Roman" fo:font-size="14pt" fo:language="uk" fo:country="UA" fo:font-weight="bold" style:font-size-asian="14pt" style:font-weight-asian="bold" style:font-name-complex="Times New Roman1" style:font-size-complex="14pt" style:font-weight-complex="bold"/>
    </style:style>
    <style:style style:name="T3" style:family="text">
      <style:text-properties style:font-name="Times New Roman" fo:font-size="14pt" fo:language="uk" fo:country="UA" style:font-size-asian="14pt" style:font-name-complex="Times New Roman1" style:font-size-complex="14pt"/>
    </style:style>
    <style:style style:name="T4" style:family="text">
      <style:text-properties style:font-name="Times New Roman" fo:font-size="14pt" style:font-size-asian="14pt" style:font-name-complex="Times New Roman1" style:font-size-complex="14pt"/>
    </style:style>
    <style:style style:name="T5" style:family="text">
      <style:text-properties style:font-name="Times New Roman" fo:font-size="14pt" fo:language="en" fo:country="US" style:font-size-asian="14pt" style:font-name-complex="Times New Roman1" style:font-size-complex="14pt"/>
    </style:style>
    <style:style style:name="T6"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7" style:family="text">
      <style:text-properties style:text-position="super 58%" style:font-name="Times New Roman" fo:font-size="14pt" fo:language="uk" fo:country="UA" style:font-size-asian="14pt" style:font-name-complex="Times New Roman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loext:marker-style-name="T1"><text:span text:style-name="T1">ЗВІТ СТАРОСТИ ЛАНОВЕЦЬКОЇ МІСЬКОЇ РАДИ – </text:span><text:span text:style-name="T1"/></text:p>
      <text:p text:style-name="P6" loext:marker-style-name="T2"><text:span text:style-name="T2">СІЛ БУГЛІВ, ЛЮЛИНЦІ ТА ОГРИЗКІВЦІ ЗА 2025 РІК</text:span><text:span text:style-name="T2"/></text:p>
      <text:p text:style-name="P9" loext:marker-style-name="T3"/>
      <text:p text:style-name="P7" loext:marker-style-name="T3"><text:span text:style-name="T3"><text:s/>Виконання повноважень на посаді старости Лановецької міської ради – сіл Буглів, Люлинці та Огризківці розпочала 28 листопада 2025 року на підставі рішення міської ради від 27 листопада 2025 року № 4421. </text:span><text:span text:style-name="T3"/></text:p>
      <text:p text:style-name="P7" loext:marker-style-name="T3"><text:span text:style-name="T3">Відповідно до статті 54</text:span><text:span text:style-name="T7">1</text:span><text:span text:style-name="T3"> Закону України «Про місцеве самоврядування в Україні» звітую про роботу старости Лановецької міської ради – сіл Буглів, Люлинці та Огризківці за 2025 рік.</text:span></text:p>
      <text:p text:style-name="P7" loext:marker-style-name="T3"><text:span text:style-name="T3">До складу округу належить три села – Буглів, Люлинці та Огризківці, площа округу складає <text:s/>2615 га. Загальна кількість населення 6</text:span><text:span text:style-name="T4">72</text:span><text:span text:style-name="T3"> особи (за 202</text:span><text:span text:style-name="T4">5</text:span><text:span text:style-name="T3"> рік народилося </text:span><text:span text:style-name="T4">2</text:span><text:span text:style-name="T3"> дитини, померло12 осіб), домогосподарств – 254. </text:span></text:p>
      <text:p text:style-name="P8" loext:marker-style-name="T3"><text:span text:style-name="T3"><text:s text:c="9"/>На території округу розташовані 3 бюджетні установи:</text:span><text:span text:style-name="T3"/></text:p>
      <text:list text:style-name="WWNum1">
        <text:list-item>
          <text:p text:style-name="P1" loext:marker-style-name="T3"><text:span text:style-name="T3">Буглівський заклад загальної середньої освіти І-ІІІ ступенів (120 учнів);</text:span><text:span text:style-name="T3"/></text:p>
        </text:list-item>
        <text:list-item>
          <text:p text:style-name="P3" loext:marker-style-name="T3"><text:span text:style-name="T3">Люлинецький комунальний заклад дошкільної освіти «Пролісок» (1</text:span><text:span text:style-name="T4">0</text:span><text:span text:style-name="T3"> вихованців);</text:span></text:p>
        </text:list-item>
        <text:list-item>
          <text:p text:style-name="P1" loext:marker-style-name="T3"><text:span text:style-name="T3">амбулаторія загальної практики сімейної медицини с.</text:span><text:span text:style-name="T4"> </text:span><text:span text:style-name="T3">Буглів.</text:span></text:p>
        </text:list-item>
      </text:list>
      <text:p text:style-name="P8" loext:marker-style-name="T3"><text:span text:style-name="T3"><text:s text:c="10"/>Відповідно до покладених на мене повноважень:</text:span><text:span text:style-name="T3"/></text:p>
      <text:p text:style-name="P7" loext:marker-style-name="T3"><text:span text:style-name="T3">беру участь у пленарних засіданнях сесій Лановецької міської ради, вношу пропозиції до виконавчого комітету міської ради з питань діяльності на території старостинського округу, виконавчих органів міської ради, підприємств, установ, організацій комунальної форми власності та їх посадових осіб;</text:span><text:span text:style-name="T3"/></text:p>
      <text:p text:style-name="P7" loext:marker-style-name="T3"><text:span text:style-name="T3">беру участь у здійсненні контролю за використанням об’єктів комунальної власності, розташованих на території старостинського округу;</text:span><text:span text:style-name="T3"/></text:p>
      <text:p text:style-name="P7" loext:marker-style-name="T3"><text:span text:style-name="T3">беру участь в організації виконання рішень міської ради, її виконавчого комітету, розпоряджень міського голови на території округу та у здійсненні контролю за їхнє виконанням;</text:span><text:span text:style-name="T3"/></text:p>
      <text:p text:style-name="P7" loext:marker-style-name="T3"><text:span text:style-name="T3">беру участь у здійсненні контролю за станом благоустрою на території округу та інформую міського голову, виконавчі органи міської ради про його результати;</text:span><text:span text:style-name="T3"/></text:p>
      <text:p text:style-name="P7" loext:marker-style-name="T3"><text:span text:style-name="T3">здійснюю контроль за станом довкілля, об’єктів інфраструктури, громадським правопорядком на території відповідних сіл;</text:span><text:span text:style-name="T3"/></text:p>
      <text:p text:style-name="P7" loext:marker-style-name="T3"><text:span text:style-name="T3">здійснюю обстеження, оцінку потреб, визначаю шляхи вирішення основних проблем, беру участь у заходах, спрямованих на подолання складних життєвих обставин осіб, які опинилися у таких обставинах;</text:span><text:span text:style-name="T3"/></text:p>
      <text:p text:style-name="P7" loext:marker-style-name="T3"><text:span text:style-name="T3">проводжу оповіщення військовозобов’язаних жителів старостинського округу, забезпечую ведення персонально-первинного обліку призовників;</text:span><text:span text:style-name="T3"/></text:p>
      <text:p text:style-name="P7" loext:marker-style-name="T3"><text:span text:style-name="T3">приймаю від суб’єктів звернень документи, необхідні для надання адміністративних послуг, здійснюю їх реєстрацію та подання документів (їхні копій) відповідним суб’єктам надання адміністративних послуг;</text:span><text:span text:style-name="T3"/></text:p>
      <text:p text:style-name="P7" loext:marker-style-name="T3"><text:span text:style-name="T3">складаю акти обстеження житлово-побутових умов проживання, інші акти громадянам, які проживають на території нашого округу;</text:span><text:span text:style-name="T3"/></text:p>
      <text:p text:style-name="P7" loext:marker-style-name="T3"><text:span text:style-name="T3">здійснюю облік, ведення, зберігання господарських книг тощо.</text:span><text:span text:style-name="T3"/></text:p>
      <text:p text:style-name="P7" loext:marker-style-name="T3"><text:span text:style-name="T3">Прийом жителів здійснюю з 9:00 до 16:00 год у с</text:span><text:span text:style-name="T4">.</text:span><text:span text:style-name="T3">Буглів – вівторок, середа, четвер.</text:span></text:p>
      <text:p text:style-name="P7" loext:marker-style-name="T3"><text:span text:style-name="T3"><text:s text:c="2"/>За звітний період зареєстровано 4</text:span><text:span text:style-name="T4">12</text:span><text:span text:style-name="T3"> звернення, з них:</text:span></text:p>
      <text:list text:style-name="WWNum4">
        <text:list-item>
          <text:p text:style-name="P2" loext:marker-style-name="T3"><text:span text:style-name="T4">20</text:span><text:span text:style-name="T3"> – <text:s/>послуг реєстрації/зняття з реєстрації місця проживання;</text:span></text:p>
        </text:list-item>
        <text:list-item>
          <text:p text:style-name="P2" loext:marker-style-name="T3"><text:span text:style-name="T3">1</text:span><text:span text:style-name="T5">2</text:span><text:span text:style-name="T3"> – послуг землевпорядкування та архітектури;</text:span></text:p>
        </text:list-item>
        <text:list-item>
          <text:p text:style-name="P2" loext:marker-style-name="T3"><text:soft-page-break/><text:span text:style-name="T3">2</text:span><text:span text:style-name="T4">8</text:span><text:span text:style-name="T3"> – нотаріальних дій, зокрема більшість питань стосуються оформлення спадщини;</text:span></text:p>
        </text:list-item>
        <text:list-item>
          <text:p text:style-name="P2" loext:marker-style-name="T3"><text:span text:style-name="T3">142 – послуги, спрямовані на коригування адреси домогосподарств, витягів з реєстру територіальної громади, надання одноразових матеріальних допомог, видалення зелених насаджень, видачу дозволу на порушення об’єкту благоустрою, соціально-правовий захист дітей та інші;</text:span><text:span text:style-name="T3"/></text:p>
        </text:list-item>
      </text:list>
      <text:p text:style-name="P7" loext:marker-style-name="T3"><text:span text:style-name="T3">5) </text:span><text:span text:style-name="T4">60</text:span><text:span text:style-name="T3"> – послуг соціального характеру;</text:span></text:p>
      <text:p text:style-name="P7" loext:marker-style-name="T3"><text:span text:style-name="T3">6) 1</text:span><text:span text:style-name="T4">47</text:span><text:span text:style-name="T3"> – витягів про зареєстрованих у приміщеннях/будинку осіб, довідок-</text:span></text:p>
      <text:p text:style-name="P8" loext:marker-style-name="T3"><text:span text:style-name="T3">характеристик, довідок про реєстрацію місця проживання;</text:span><text:span text:style-name="T3"/></text:p>
      <text:p text:style-name="P7" loext:marker-style-name="T4"><text:span text:style-name="T3">7) 3 – надано дозволи щодо видалення зелених насаджень;</text:span><text:span text:style-name="T3"/></text:p>
      <text:p text:style-name="P7" loext:marker-style-name="T3"><text:span text:style-name="T3"><text:s/>Протягом року на території сіл округу виконано такі заходи:</text:span><text:span text:style-name="T3"/></text:p>
      <text:p text:style-name="P7" loext:marker-style-name="T3"><text:span text:style-name="T3">1) покращено дорожню мережу за допомогою грейдера та інших механізмів,</text:span><text:span text:style-name="T3"/></text:p>
      <text:p text:style-name="P8" loext:marker-style-name="T3"><text:span text:style-name="T3">також проведений ямковий ремонт бічних доріг, щебнем у кожному селі старостинського округу на всіх основних напрямках, усипано відсів на проблемних ділянках в Люлинцях</text:span><text:span text:style-name="T4"> </text:span><text:span text:style-name="T3">та Огризківцях, розчищено стічні канави;</text:span></text:p>
      <text:p text:style-name="P7" loext:marker-style-name="T3"><text:span text:style-name="T3">2) постійно підтримувався благоустрій на території старостинського округу, зокрема проведені роботи із повного очищення від самосівів та аварійних дерев на території сільських кладовищ в Люлинцях та Огризківцях, також закуплено і встановлено сітку, стовпці на огорожу, фарбу та засоби проти бур’янів.</text:span><text:span text:style-name="T3"/></text:p>
      <text:p text:style-name="P8" loext:marker-style-name="T3"><text:span text:style-name="T3"><text:s text:c="8"/>Партнери та меценати:</text:span><text:span text:style-name="T3"/></text:p>
      <text:p text:style-name="P4" loext:marker-style-name="T3"><text:span text:style-name="T3"><text:tab/>ПСП ім. Шевченка, керівник Богатюк Микола Степанович – надано необхідну техніку та механізми для ямкового ремонту доріг, паливо-мастильні матеріали, поточний ремонт асфальтного покриття автомобільної дороги протяжністю 3 км. в с. Буглів, підтримувало пункт добровільної пожежної охорони;</text:span><text:span text:style-name="T3"/></text:p>
      <text:p text:style-name="P4" loext:marker-style-name="T3"><text:span text:style-name="T3"><text:tab/>завдяки співпраці Лановецької міської ради та Лановецької районної організації Товариства Червоного Хреста на території округу надавалася гуманітарна допомога населенню.</text:span><text:span text:style-name="T3"/></text:p>
      <text:p text:style-name="P4" loext:marker-style-name="T3"><text:span text:style-name="T3"><text:tab/> Щира подяка виконавчому апарату Лановецької міської ради, працівникам всіх установ та закладів на території округу, депутатам міської ради – за розуміння, швидке реагування та повсякденну підтримку. Щира вдячність усім активним жителям округу, які донатять, волонтерять, готують та передають нашим військовим смаколики й домашні м’ясні вироби, і хоч якось намагаються покращити своє життя та життя навколишніх, які допомагають.</text:span><text:span text:style-name="T3"/></text:p>
      <text:p text:style-name="P7" loext:marker-style-name="T3"><text:span text:style-name="T3">Особлива подяка й шана воїнам Збройних сил України, нашим військовослужбовцям, які стоять на захисті суверенітету, територіальної цілісності та незалежності нашої Батьківщини! Вони стоять на смерть заради нашого життя, завдяки їм, ми можемо сьогодні працювати на благо наших сіл, нашої громади та держави в цілому.</text:span><text:span text:style-name="T3"/></text:p>
      <text:p text:style-name="P10" loext:marker-style-name="T3"/>
      <text:p text:style-name="P10" loext:marker-style-name="T3"/>
      <text:p text:style-name="P11" loext:marker-style-name="T3"/>
      <text:p text:style-name="P8" loext:marker-style-name="T2"><text:span text:style-name="T2">Староста </text:span><text:span text:style-name="T6"><text:s text:c="31"/></text:span><text:span text:style-name="T2"><text:s text:c="49"/>Наталія КРАВЧУК <text:tab/><text:tab/><text:tab/><text:tab/><text:tab/><text:tab/><text:tab/><text:tab/> <text:s text:c="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Symbol"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List_20_Paragraph" style:display-name="List Paragraph" style:family="paragraph" style:parent-style-name="Standard">
      <style:paragraph-properties fo:margin-left="1.27cm" fo:margin-top="0cm" fo:margin-bottom="0.353cm" style:contextual-spacing="tru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text-properties style:font-name="Times New Roman" fo:font-family="'Times New Roman'"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635cm"/>
        </style:list-level-properties>
        <style:text-properties fo:font-family="'Times New Roman'"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905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71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525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1.251cm" fo:margin-bottom="1.002cm" fo:margin-left="3cm" fo:margin-right="0.998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er</meta:initial-creator>
    <dc:creator>Вікторія Хом'як</dc:creator>
    <meta:editing-cycles>3</meta:editing-cycles>
    <meta:creation-date>2026-01-27T12:17:00</meta:creation-date>
    <dc:date>2026-01-27T12:37:00</dc:date>
    <meta:editing-duration>PT20M</meta:editing-duration>
    <meta:generator>LibreOffice/24.2.4.2$Linux_X86_64 LibreOffice_project/51a6219feb6075d9a4c46691dcfe0cd9c4fff3c2</meta:generator>
    <meta:document-statistic meta:table-count="0" meta:image-count="0" meta:object-count="0" meta:page-count="2" meta:paragraph-count="40" meta:word-count="682" meta:character-count="5399" meta:non-whitespace-character-count="4616"/>
    <meta:user-defined meta:name="AppVersion">16.0000</meta:user-defined>
    <meta:template xlink:type="simple" xlink:actuate="onRequest" xlink:title="Normal.dotm" xlink:href=""/>
  </office:meta>
</office:document-meta>
</file>